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a547" officeooo:paragraph-rsid="001ba547"/>
    </style:style>
    <style:style style:name="P2" style:family="paragraph" style:parent-style-name="Standard">
      <style:text-properties officeooo:rsid="001ba547" officeooo:paragraph-rsid="001d7e57"/>
    </style:style>
    <style:style style:name="P3" style:family="paragraph" style:parent-style-name="Standard">
      <style:text-properties officeooo:rsid="001ba547" officeooo:paragraph-rsid="001e32ff"/>
    </style:style>
    <style:style style:name="P4" style:family="paragraph" style:parent-style-name="Standard">
      <style:text-properties officeooo:rsid="001d7e57" officeooo:paragraph-rsid="001d7e57"/>
    </style:style>
    <style:style style:name="P5" style:family="paragraph" style:parent-style-name="Standard">
      <style:text-properties officeooo:paragraph-rsid="001d7e57"/>
    </style:style>
    <style:style style:name="P6" style:family="paragraph" style:parent-style-name="Standard">
      <style:text-properties fo:font-weight="bold" officeooo:rsid="001e32ff" officeooo:paragraph-rsid="001e32ff" style:font-weight-asian="bold" style:font-weight-complex="bold"/>
    </style:style>
    <style:style style:name="P7" style:family="paragraph" style:parent-style-name="Standard">
      <style:text-properties fo:font-weight="bold" officeooo:rsid="0020be52" officeooo:paragraph-rsid="0020be52" style:font-weight-asian="bold" style:font-weight-complex="bold"/>
    </style:style>
    <style:style style:name="P8" style:family="paragraph" style:parent-style-name="Standard">
      <style:text-properties fo:font-weight="bold" officeooo:rsid="0026b495" officeooo:paragraph-rsid="0026b495" style:font-weight-asian="bold" style:font-weight-complex="bold"/>
    </style:style>
    <style:style style:name="P9" style:family="paragraph" style:parent-style-name="Standard">
      <style:text-properties fo:font-weight="bold" officeooo:rsid="001ba547" officeooo:paragraph-rsid="0026b495" style:font-weight-asian="bold" style:font-weight-complex="bold"/>
    </style:style>
    <style:style style:name="P10" style:family="paragraph" style:parent-style-name="Standard">
      <style:text-properties fo:font-weight="bold" officeooo:rsid="0029b70b" officeooo:paragraph-rsid="0029b70b" style:font-weight-asian="bold" style:font-weight-complex="bold"/>
    </style:style>
    <style:style style:name="P11" style:family="paragraph" style:parent-style-name="Standard">
      <style:text-properties fo:font-weight="bold" officeooo:rsid="002dc3bd" officeooo:paragraph-rsid="002dc3bd" style:font-weight-asian="bold" style:font-weight-complex="bold"/>
    </style:style>
    <style:style style:name="P12" style:family="paragraph" style:parent-style-name="Standard">
      <style:text-properties fo:font-weight="bold" officeooo:rsid="00369522" officeooo:paragraph-rsid="00369522" style:font-weight-asian="bold" style:font-weight-complex="bold"/>
    </style:style>
    <style:style style:name="P13" style:family="paragraph" style:parent-style-name="Standard">
      <style:text-properties fo:font-weight="bold" officeooo:rsid="0037aa47" officeooo:paragraph-rsid="0037aa47" style:font-weight-asian="bold" style:font-weight-complex="bold"/>
    </style:style>
    <style:style style:name="P14" style:family="paragraph" style:parent-style-name="Standard">
      <style:text-properties fo:font-weight="bold" officeooo:rsid="0038ec7d" officeooo:paragraph-rsid="0038ec7d" style:font-weight-asian="bold" style:font-weight-complex="bold"/>
    </style:style>
    <style:style style:name="P15" style:family="paragraph" style:parent-style-name="Standard">
      <style:text-properties fo:font-weight="bold" officeooo:rsid="0039aa2e" officeooo:paragraph-rsid="0039aa2e" style:font-weight-asian="bold" style:font-weight-complex="bold"/>
    </style:style>
    <style:style style:name="P16" style:family="paragraph" style:parent-style-name="Standard">
      <style:text-properties fo:font-weight="bold" officeooo:rsid="0039aa2e" officeooo:paragraph-rsid="003ad608" style:font-weight-asian="bold" style:font-weight-complex="bold"/>
    </style:style>
    <style:style style:name="P17" style:family="paragraph" style:parent-style-name="Standard">
      <style:text-properties fo:font-weight="bold" officeooo:rsid="003ddc1e" officeooo:paragraph-rsid="003ddc1e" style:font-weight-asian="bold" style:font-weight-complex="bold"/>
    </style:style>
    <style:style style:name="P18" style:family="paragraph" style:parent-style-name="Standard">
      <style:text-properties fo:font-weight="bold" officeooo:rsid="003ddc1e" officeooo:paragraph-rsid="00425868" style:font-weight-asian="bold" style:font-weight-complex="bold"/>
    </style:style>
    <style:style style:name="P19" style:family="paragraph" style:parent-style-name="Standard">
      <style:text-properties fo:font-weight="bold" officeooo:rsid="003fb9b5" officeooo:paragraph-rsid="003fb9b5" style:font-weight-asian="bold" style:font-weight-complex="bold"/>
    </style:style>
    <style:style style:name="P20" style:family="paragraph" style:parent-style-name="Standard">
      <style:text-properties fo:font-weight="bold" officeooo:rsid="00435c6b" officeooo:paragraph-rsid="00435c6b" style:font-weight-asian="bold" style:font-weight-complex="bold"/>
    </style:style>
    <style:style style:name="P21" style:family="paragraph" style:parent-style-name="Standard">
      <style:text-properties fo:font-weight="bold" officeooo:rsid="00467ab6" officeooo:paragraph-rsid="00467ab6" style:font-weight-asian="bold" style:font-weight-complex="bold"/>
    </style:style>
    <style:style style:name="P22" style:family="paragraph" style:parent-style-name="Standard">
      <style:text-properties fo:font-weight="bold" officeooo:rsid="004867ed" officeooo:paragraph-rsid="004867ed" style:font-weight-asian="bold" style:font-weight-complex="bold"/>
    </style:style>
    <style:style style:name="P23" style:family="paragraph" style:parent-style-name="Standard">
      <style:text-properties fo:font-weight="bold" officeooo:rsid="00497fe8" officeooo:paragraph-rsid="00497fe8" style:font-weight-asian="bold" style:font-weight-complex="bold"/>
    </style:style>
    <style:style style:name="P24" style:family="paragraph" style:parent-style-name="Standard">
      <style:text-properties officeooo:paragraph-rsid="001e32ff"/>
    </style:style>
    <style:style style:name="P25" style:family="paragraph" style:parent-style-name="Standard">
      <style:text-properties fo:font-weight="normal" officeooo:rsid="001f962b" officeooo:paragraph-rsid="001f962b" style:font-weight-asian="normal" style:font-weight-complex="normal"/>
    </style:style>
    <style:style style:name="P26" style:family="paragraph" style:parent-style-name="Standard">
      <style:text-properties fo:font-weight="normal" officeooo:rsid="0020be52" officeooo:paragraph-rsid="0020be52" style:font-weight-asian="normal" style:font-weight-complex="normal"/>
    </style:style>
    <style:style style:name="P27" style:family="paragraph" style:parent-style-name="Standard">
      <style:text-properties fo:font-weight="normal" officeooo:rsid="0020be52" officeooo:paragraph-rsid="001e32ff" style:font-weight-asian="normal" style:font-weight-complex="normal"/>
    </style:style>
    <style:style style:name="P28" style:family="paragraph" style:parent-style-name="Standard">
      <style:text-properties fo:font-weight="normal" officeooo:rsid="0022b60e" officeooo:paragraph-rsid="0022b60e" style:font-weight-asian="normal" style:font-weight-complex="normal"/>
    </style:style>
    <style:style style:name="P29" style:family="paragraph" style:parent-style-name="Standard">
      <style:text-properties fo:font-weight="normal" officeooo:rsid="0022b60e" officeooo:paragraph-rsid="0024941f" style:font-weight-asian="normal" style:font-weight-complex="normal"/>
    </style:style>
    <style:style style:name="P30" style:family="paragraph" style:parent-style-name="Standard">
      <style:text-properties fo:font-weight="normal" officeooo:rsid="0024941f" officeooo:paragraph-rsid="0024941f" style:font-weight-asian="normal" style:font-weight-complex="normal"/>
    </style:style>
    <style:style style:name="P31" style:family="paragraph" style:parent-style-name="Standard">
      <style:text-properties fo:font-weight="normal" officeooo:rsid="001e32ff" officeooo:paragraph-rsid="001e32ff" style:font-weight-asian="normal" style:font-weight-complex="normal"/>
    </style:style>
    <style:style style:name="P32" style:family="paragraph" style:parent-style-name="Standard">
      <style:text-properties fo:font-weight="normal" officeooo:rsid="001e32ff" officeooo:paragraph-rsid="0020be52" style:font-weight-asian="normal" style:font-weight-complex="normal"/>
    </style:style>
    <style:style style:name="P33" style:family="paragraph" style:parent-style-name="Standard">
      <style:text-properties fo:font-weight="normal" officeooo:rsid="002dc3bd" officeooo:paragraph-rsid="002dc3bd" style:font-weight-asian="normal" style:font-weight-complex="normal"/>
    </style:style>
    <style:style style:name="P34" style:family="paragraph" style:parent-style-name="Standard">
      <style:text-properties fo:font-weight="normal" officeooo:rsid="00280a69" officeooo:paragraph-rsid="00280a69" style:font-weight-asian="normal" style:font-weight-complex="normal"/>
    </style:style>
    <style:style style:name="P35" style:family="paragraph" style:parent-style-name="Standard">
      <style:text-properties fo:font-weight="normal" officeooo:rsid="0029b70b" officeooo:paragraph-rsid="0029b70b" style:font-weight-asian="normal" style:font-weight-complex="normal"/>
    </style:style>
    <style:style style:name="P36" style:family="paragraph" style:parent-style-name="Standard">
      <style:text-properties fo:font-weight="normal" officeooo:rsid="002aec9d" officeooo:paragraph-rsid="0029b70b" style:font-weight-asian="normal" style:font-weight-complex="normal"/>
    </style:style>
    <style:style style:name="P37" style:family="paragraph" style:parent-style-name="Standard">
      <style:text-properties fo:font-weight="normal" officeooo:rsid="002aec9d" officeooo:paragraph-rsid="002aec9d" style:font-weight-asian="normal" style:font-weight-complex="normal"/>
    </style:style>
    <style:style style:name="P38" style:family="paragraph" style:parent-style-name="Standard">
      <style:text-properties fo:font-weight="normal" officeooo:rsid="002aec9d" officeooo:paragraph-rsid="002c9db0" style:font-weight-asian="normal" style:font-weight-complex="normal"/>
    </style:style>
    <style:style style:name="P39" style:family="paragraph" style:parent-style-name="Standard">
      <style:text-properties fo:font-weight="normal" officeooo:rsid="002c9db0" officeooo:paragraph-rsid="002c9db0" style:font-weight-asian="normal" style:font-weight-complex="normal"/>
    </style:style>
    <style:style style:name="P40" style:family="paragraph" style:parent-style-name="Standard">
      <style:text-properties fo:font-weight="normal" officeooo:rsid="002c9db0" officeooo:paragraph-rsid="002aec9d" style:font-weight-asian="normal" style:font-weight-complex="normal"/>
    </style:style>
    <style:style style:name="P41" style:family="paragraph" style:parent-style-name="Standard">
      <style:text-properties fo:font-weight="normal" officeooo:rsid="002f1dd7" officeooo:paragraph-rsid="002f1dd7" style:font-weight-asian="normal" style:font-weight-complex="normal"/>
    </style:style>
    <style:style style:name="P42" style:family="paragraph" style:parent-style-name="Standard">
      <style:text-properties fo:font-weight="normal" officeooo:rsid="00340262" officeooo:paragraph-rsid="00340262" style:font-weight-asian="normal" style:font-weight-complex="normal"/>
    </style:style>
    <style:style style:name="P43" style:family="paragraph" style:parent-style-name="Standard">
      <style:text-properties fo:font-weight="normal" officeooo:rsid="003566bf" officeooo:paragraph-rsid="003566bf" style:font-weight-asian="normal" style:font-weight-complex="normal"/>
    </style:style>
    <style:style style:name="P44" style:family="paragraph" style:parent-style-name="Standard">
      <style:text-properties fo:font-weight="normal" officeooo:rsid="00369522" officeooo:paragraph-rsid="00369522" style:font-weight-asian="normal" style:font-weight-complex="normal"/>
    </style:style>
    <style:style style:name="P45" style:family="paragraph" style:parent-style-name="Standard">
      <style:text-properties fo:font-weight="normal" officeooo:rsid="0037aa47" officeooo:paragraph-rsid="0037aa47" style:font-weight-asian="normal" style:font-weight-complex="normal"/>
    </style:style>
    <style:style style:name="P46" style:family="paragraph" style:parent-style-name="Standard">
      <style:text-properties fo:font-weight="normal" officeooo:rsid="0038ec7d" officeooo:paragraph-rsid="0037aa47" style:font-weight-asian="normal" style:font-weight-complex="normal"/>
    </style:style>
    <style:style style:name="P47" style:family="paragraph" style:parent-style-name="Standard">
      <style:text-properties fo:font-weight="normal" officeooo:rsid="0038ec7d" officeooo:paragraph-rsid="0038ec7d" style:font-weight-asian="normal" style:font-weight-complex="normal"/>
    </style:style>
    <style:style style:name="P48" style:family="paragraph" style:parent-style-name="Standard">
      <style:text-properties fo:font-weight="normal" officeooo:rsid="0039aa2e" officeooo:paragraph-rsid="0039aa2e" style:font-weight-asian="normal" style:font-weight-complex="normal"/>
    </style:style>
    <style:style style:name="P49" style:family="paragraph" style:parent-style-name="Standard">
      <style:text-properties fo:font-weight="normal" officeooo:rsid="003ad608" officeooo:paragraph-rsid="003ad608" style:font-weight-asian="normal" style:font-weight-complex="normal"/>
    </style:style>
    <style:style style:name="P50" style:family="paragraph" style:parent-style-name="Standard">
      <style:text-properties fo:font-weight="normal" officeooo:rsid="003ad608" officeooo:paragraph-rsid="0039aa2e" style:font-weight-asian="normal" style:font-weight-complex="normal"/>
    </style:style>
    <style:style style:name="P51" style:family="paragraph" style:parent-style-name="Standard">
      <style:text-properties fo:font-weight="normal" officeooo:rsid="003ad608" officeooo:paragraph-rsid="003ddc1e" style:font-weight-asian="normal" style:font-weight-complex="normal"/>
    </style:style>
    <style:style style:name="P52" style:family="paragraph" style:parent-style-name="Standard">
      <style:text-properties fo:font-weight="normal" officeooo:rsid="003ddc1e" officeooo:paragraph-rsid="003ddc1e" style:font-weight-asian="normal" style:font-weight-complex="normal"/>
    </style:style>
    <style:style style:name="P53" style:family="paragraph" style:parent-style-name="Standard">
      <style:text-properties fo:font-weight="normal" officeooo:rsid="003fb9b5" officeooo:paragraph-rsid="003ddc1e" style:font-weight-asian="normal" style:font-weight-complex="normal"/>
    </style:style>
    <style:style style:name="P54" style:family="paragraph" style:parent-style-name="Standard">
      <style:text-properties fo:font-weight="normal" officeooo:rsid="003fb9b5" officeooo:paragraph-rsid="003fb9b5" style:font-weight-asian="normal" style:font-weight-complex="normal"/>
    </style:style>
    <style:style style:name="P55" style:family="paragraph" style:parent-style-name="Standard">
      <style:text-properties fo:font-weight="normal" officeooo:rsid="00425868" officeooo:paragraph-rsid="00425868" style:font-weight-asian="normal" style:font-weight-complex="normal"/>
    </style:style>
    <style:style style:name="P56" style:family="paragraph" style:parent-style-name="Standard">
      <style:text-properties fo:font-weight="normal" officeooo:rsid="00425868" officeooo:paragraph-rsid="003ddc1e" style:font-weight-asian="normal" style:font-weight-complex="normal"/>
    </style:style>
    <style:style style:name="P57" style:family="paragraph" style:parent-style-name="Standard">
      <style:text-properties fo:font-weight="normal" officeooo:rsid="00406c0d" officeooo:paragraph-rsid="003ddc1e" style:font-weight-asian="normal" style:font-weight-complex="normal"/>
    </style:style>
    <style:style style:name="P58" style:family="paragraph" style:parent-style-name="Standard">
      <style:text-properties fo:font-weight="normal" officeooo:rsid="00435c6b" officeooo:paragraph-rsid="00435c6b" style:font-weight-asian="normal" style:font-weight-complex="normal"/>
    </style:style>
    <style:style style:name="P59" style:family="paragraph" style:parent-style-name="Standard">
      <style:text-properties fo:font-weight="normal" officeooo:rsid="004552ea" officeooo:paragraph-rsid="00435c6b" style:font-weight-asian="normal" style:font-weight-complex="normal"/>
    </style:style>
    <style:style style:name="P60" style:family="paragraph" style:parent-style-name="Standard">
      <style:text-properties fo:font-weight="normal" officeooo:rsid="004552ea" officeooo:paragraph-rsid="004552ea" style:font-weight-asian="normal" style:font-weight-complex="normal"/>
    </style:style>
    <style:style style:name="P61" style:family="paragraph" style:parent-style-name="Standard">
      <style:text-properties fo:font-weight="normal" officeooo:rsid="00467ab6" officeooo:paragraph-rsid="004552ea" style:font-weight-asian="normal" style:font-weight-complex="normal"/>
    </style:style>
    <style:style style:name="P62" style:family="paragraph" style:parent-style-name="Standard">
      <style:text-properties fo:font-weight="normal" officeooo:rsid="00467ab6" officeooo:paragraph-rsid="00467ab6" style:font-weight-asian="normal" style:font-weight-complex="normal"/>
    </style:style>
    <style:style style:name="P63" style:family="paragraph" style:parent-style-name="Standard">
      <style:text-properties fo:font-weight="normal" officeooo:rsid="004867ed" officeooo:paragraph-rsid="00467ab6" style:font-weight-asian="normal" style:font-weight-complex="normal"/>
    </style:style>
    <style:style style:name="P64" style:family="paragraph" style:parent-style-name="Standard">
      <style:text-properties fo:font-weight="normal" officeooo:rsid="004867ed" officeooo:paragraph-rsid="004867ed" style:font-weight-asian="normal" style:font-weight-complex="normal"/>
    </style:style>
    <style:style style:name="P65" style:family="paragraph" style:parent-style-name="Standard">
      <style:text-properties fo:font-weight="normal" officeooo:rsid="00497fe8" officeooo:paragraph-rsid="004867ed" style:font-weight-asian="normal" style:font-weight-complex="normal"/>
    </style:style>
    <style:style style:name="P66" style:family="paragraph" style:parent-style-name="Standard">
      <style:text-properties fo:font-weight="normal" officeooo:rsid="00497fe8" officeooo:paragraph-rsid="00497fe8" style:font-weight-asian="normal" style:font-weight-complex="normal"/>
    </style:style>
    <style:style style:name="P67" style:family="paragraph" style:parent-style-name="Standard">
      <style:text-properties fo:font-weight="normal" officeooo:rsid="00497fe8" officeooo:paragraph-rsid="004b2838" style:font-weight-asian="normal" style:font-weight-complex="normal"/>
    </style:style>
    <style:style style:name="P68" style:family="paragraph" style:parent-style-name="Standard">
      <style:text-properties officeooo:paragraph-rsid="0020be52"/>
    </style:style>
    <style:style style:name="P69" style:family="paragraph" style:parent-style-name="Standard">
      <style:text-properties officeooo:rsid="001f962b" officeooo:paragraph-rsid="001f962b"/>
    </style:style>
    <style:style style:name="P70" style:family="paragraph" style:parent-style-name="Standard">
      <style:text-properties officeooo:rsid="00280a69" officeooo:paragraph-rsid="00280a69"/>
    </style:style>
    <style:style style:name="P71" style:family="paragraph" style:parent-style-name="Standard">
      <style:text-properties officeooo:rsid="0029b70b" officeooo:paragraph-rsid="0029b70b"/>
    </style:style>
    <style:style style:name="P72" style:family="paragraph" style:parent-style-name="Standard">
      <style:text-properties officeooo:rsid="002aec9d" officeooo:paragraph-rsid="002aec9d"/>
    </style:style>
    <style:style style:name="P73" style:family="paragraph" style:parent-style-name="Standard">
      <style:text-properties officeooo:rsid="002aec9d" officeooo:paragraph-rsid="002c9db0"/>
    </style:style>
    <style:style style:name="P74" style:family="paragraph" style:parent-style-name="Standard">
      <style:text-properties officeooo:rsid="002dc3bd" officeooo:paragraph-rsid="002dc3bd"/>
    </style:style>
    <style:style style:name="P75" style:family="paragraph" style:parent-style-name="Standard">
      <style:text-properties officeooo:rsid="002f1dd7" officeooo:paragraph-rsid="002f1dd7"/>
    </style:style>
    <style:style style:name="P76" style:family="paragraph" style:parent-style-name="Standard">
      <style:text-properties officeooo:paragraph-rsid="00280a69"/>
    </style:style>
    <style:style style:name="P77" style:family="paragraph" style:parent-style-name="Standard">
      <style:text-properties officeooo:paragraph-rsid="00340262"/>
    </style:style>
    <style:style style:name="P78" style:family="paragraph" style:parent-style-name="Standard">
      <style:text-properties officeooo:paragraph-rsid="0029b70b"/>
    </style:style>
    <style:style style:name="P79" style:family="paragraph" style:parent-style-name="Standard">
      <style:text-properties officeooo:paragraph-rsid="002c9db0"/>
    </style:style>
    <style:style style:name="P80" style:family="paragraph" style:parent-style-name="Standard">
      <style:text-properties officeooo:paragraph-rsid="00435c6b"/>
    </style:style>
    <style:style style:name="P81" style:family="paragraph" style:parent-style-name="Standard">
      <style:text-properties officeooo:rsid="004552ea" officeooo:paragraph-rsid="004552ea"/>
    </style:style>
    <style:style style:name="P82" style:family="paragraph" style:parent-style-name="Standard">
      <style:text-properties officeooo:paragraph-rsid="00497fe8"/>
    </style:style>
    <style:style style:name="P83" style:family="paragraph" style:parent-style-name="Standard">
      <style:text-properties officeooo:paragraph-rsid="004b2838"/>
    </style:style>
    <style:style style:name="P84" style:family="paragraph" style:parent-style-name="Standard">
      <style:text-properties fo:font-weight="normal" officeooo:rsid="004b2838" officeooo:paragraph-rsid="004b2838" style:font-weight-asian="normal" style:font-weight-complex="normal"/>
    </style:style>
    <style:style style:name="P85" style:family="paragraph" style:parent-style-name="Standard">
      <style:text-properties fo:font-weight="normal" officeooo:rsid="004b2838" officeooo:paragraph-rsid="00497fe8" style:font-weight-asian="normal" style:font-weight-complex="normal"/>
    </style:style>
    <style:style style:name="P86" style:family="paragraph" style:parent-style-name="Standard">
      <style:text-properties fo:font-weight="normal" officeooo:rsid="00497fe8" officeooo:paragraph-rsid="00497fe8" style:font-weight-asian="normal" style:font-weight-complex="normal"/>
    </style:style>
    <style:style style:name="P87" style:family="paragraph" style:parent-style-name="Standard">
      <style:text-properties fo:font-weight="normal" officeooo:rsid="004c00d2" officeooo:paragraph-rsid="004b2838" style:font-weight-asian="normal" style:font-weight-complex="normal"/>
    </style:style>
    <style:style style:name="P88" style:family="paragraph" style:parent-style-name="Standard">
      <style:text-properties fo:font-weight="normal" officeooo:rsid="00435c6b" officeooo:paragraph-rsid="00435c6b" style:font-weight-asian="normal" style:font-weight-complex="normal"/>
    </style:style>
    <style:style style:name="P89" style:family="paragraph" style:parent-style-name="Standard">
      <style:text-properties fo:font-weight="normal" officeooo:rsid="00435c6b" officeooo:paragraph-rsid="004de780" style:font-weight-asian="normal" style:font-weight-complex="normal"/>
    </style:style>
    <style:style style:name="P90" style:family="paragraph" style:parent-style-name="Standard">
      <style:text-properties fo:font-weight="bold" officeooo:rsid="00435c6b" officeooo:paragraph-rsid="004de780" style:font-weight-asian="bold" style:font-weight-complex="bold"/>
    </style:style>
    <style:style style:name="T1" style:family="text">
      <style:text-properties officeooo:rsid="001ba547"/>
    </style:style>
    <style:style style:name="T2" style:family="text">
      <style:text-properties officeooo:rsid="001e32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b5f3" style:font-weight-asian="bold" style:font-weight-complex="bold"/>
    </style:style>
    <style:style style:name="T5" style:family="text">
      <style:text-properties fo:font-weight="bold" officeooo:rsid="0020be52" style:font-weight-asian="bold" style:font-weight-complex="bold"/>
    </style:style>
    <style:style style:name="T6" style:family="text">
      <style:text-properties fo:font-weight="bold" officeooo:rsid="00435c6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80a69" style:font-weight-asian="normal" style:font-weight-complex="normal"/>
    </style:style>
    <style:style style:name="T9" style:family="text">
      <style:text-properties fo:font-weight="normal" officeooo:rsid="0029b70b" style:font-weight-asian="normal" style:font-weight-complex="normal"/>
    </style:style>
    <style:style style:name="T10" style:family="text">
      <style:text-properties fo:font-weight="normal" officeooo:rsid="002aec9d" style:font-weight-asian="normal" style:font-weight-complex="normal"/>
    </style:style>
    <style:style style:name="T11" style:family="text">
      <style:text-properties fo:font-weight="normal" officeooo:rsid="002c9db0" style:font-weight-asian="normal" style:font-weight-complex="normal"/>
    </style:style>
    <style:style style:name="T12" style:family="text">
      <style:text-properties fo:font-weight="normal" officeooo:rsid="002dc3bd" style:font-weight-asian="normal" style:font-weight-complex="normal"/>
    </style:style>
    <style:style style:name="T13" style:family="text">
      <style:text-properties fo:font-weight="normal" officeooo:rsid="00306f32" style:font-weight-asian="normal" style:font-weight-complex="normal"/>
    </style:style>
    <style:style style:name="T14" style:family="text">
      <style:text-properties fo:font-weight="normal" officeooo:rsid="00340262" style:font-weight-asian="normal" style:font-weight-complex="normal"/>
    </style:style>
    <style:style style:name="T15" style:family="text">
      <style:text-properties fo:font-weight="normal" officeooo:rsid="003566bf" style:font-weight-asian="normal" style:font-weight-complex="normal"/>
    </style:style>
    <style:style style:name="T16" style:family="text">
      <style:text-properties fo:font-weight="normal" officeooo:rsid="0037aa47" style:font-weight-asian="normal" style:font-weight-complex="normal"/>
    </style:style>
    <style:style style:name="T17" style:family="text">
      <style:text-properties fo:font-weight="normal" officeooo:rsid="0038ec7d" style:font-weight-asian="normal" style:font-weight-complex="normal"/>
    </style:style>
    <style:style style:name="T18" style:family="text">
      <style:text-properties fo:font-weight="normal" officeooo:rsid="0039aa2e" style:font-weight-asian="normal" style:font-weight-complex="normal"/>
    </style:style>
    <style:style style:name="T19" style:family="text">
      <style:text-properties fo:font-weight="normal" officeooo:rsid="003ad608" style:font-weight-asian="normal" style:font-weight-complex="normal"/>
    </style:style>
    <style:style style:name="T20" style:family="text">
      <style:text-properties fo:font-weight="normal" officeooo:rsid="003fb9b5" style:font-weight-asian="normal" style:font-weight-complex="normal"/>
    </style:style>
    <style:style style:name="T21" style:family="text">
      <style:text-properties fo:font-weight="normal" officeooo:rsid="00406c0d" style:font-weight-asian="normal" style:font-weight-complex="normal"/>
    </style:style>
    <style:style style:name="T22" style:family="text">
      <style:text-properties fo:font-weight="normal" officeooo:rsid="00425868" style:font-weight-asian="normal" style:font-weight-complex="normal"/>
    </style:style>
    <style:style style:name="T23" style:family="text">
      <style:text-properties fo:font-weight="normal" officeooo:rsid="00435c6b" style:font-weight-asian="normal" style:font-weight-complex="normal"/>
    </style:style>
    <style:style style:name="T24" style:family="text">
      <style:text-properties fo:font-weight="normal" officeooo:rsid="004552ea" style:font-weight-asian="normal" style:font-weight-complex="normal"/>
    </style:style>
    <style:style style:name="T25" style:family="text">
      <style:text-properties fo:font-weight="normal" officeooo:rsid="00467ab6" style:font-weight-asian="normal" style:font-weight-complex="normal"/>
    </style:style>
    <style:style style:name="T26" style:family="text">
      <style:text-properties fo:font-weight="normal" officeooo:rsid="004867ed" style:font-weight-asian="normal" style:font-weight-complex="normal"/>
    </style:style>
    <style:style style:name="T27" style:family="text">
      <style:text-properties fo:font-weight="normal" officeooo:rsid="00497fe8" style:font-weight-asian="normal" style:font-weight-complex="normal"/>
    </style:style>
    <style:style style:name="T28" style:family="text">
      <style:text-properties fo:font-weight="normal" officeooo:rsid="004b2838" style:font-weight-asian="normal" style:font-weight-complex="normal"/>
    </style:style>
    <style:style style:name="T29" style:family="text">
      <style:text-properties fo:font-weight="normal" officeooo:rsid="004c00d2" style:font-weight-asian="normal" style:font-weight-complex="normal"/>
    </style:style>
    <style:style style:name="T30" style:family="text">
      <style:text-properties fo:font-weight="normal" officeooo:rsid="004de780" style:font-weight-asian="normal" style:font-weight-complex="normal"/>
    </style:style>
    <style:style style:name="T31" style:family="text">
      <style:text-properties officeooo:rsid="0022ee76"/>
    </style:style>
    <style:style style:name="T32" style:family="text">
      <style:text-properties officeooo:rsid="002693e5"/>
    </style:style>
    <style:style style:name="T33" style:family="text">
      <style:text-properties officeooo:rsid="00280a69"/>
    </style:style>
    <style:style style:name="T34" style:family="text">
      <style:text-properties officeooo:rsid="002dc3bd"/>
    </style:style>
    <style:style style:name="T35" style:family="text">
      <style:text-properties officeooo:rsid="0031f58e"/>
    </style:style>
    <style:style style:name="T36" style:family="text">
      <style:text-properties officeooo:rsid="003566bf"/>
    </style:style>
    <style:style style:name="T37" style:family="text">
      <style:text-properties officeooo:rsid="0037aa47"/>
    </style:style>
    <style:style style:name="T38" style:family="text">
      <style:text-properties officeooo:rsid="0039aa2e"/>
    </style:style>
    <style:style style:name="T39" style:family="text">
      <style:text-properties officeooo:rsid="003ca1e3"/>
    </style:style>
    <style:style style:name="T40" style:family="text">
      <style:text-properties officeooo:rsid="003ddc1e"/>
    </style:style>
    <style:style style:name="T41" style:family="text">
      <style:text-properties officeooo:rsid="003fb9b5"/>
    </style:style>
    <style:style style:name="T42" style:family="text">
      <style:text-properties officeooo:rsid="004b2838"/>
    </style:style>
    <style:style style:name="T43" style:family="text">
      <style:text-properties officeooo:rsid="004de7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hapter 1</text:p>
      <text:p text:style-name="P9">variables</text:p>
      <text:p text:style-name="P3">store a value for later use, but can only store one thing at a time</text:p>
      <text:p text:style-name="P1"><text:tab/>unlike math, variables can be multiple letters or underscores (no spaces)</text:p>
      <text:p text:style-name="P1"><text:tab/>this allows us to use descriptive names for variables, like "wage" and "hours" instead of having to use x, y, and z all of the time</text:p>
      <text:p text:style-name="P1"/>
      <text:p text:style-name="P6">Basics</text:p>
      <text:p text:style-name="P3">statement - a program instruction</text:p>
      <text:p text:style-name="P1">expression <text:s/>- a statement that returns a value</text:p>
      <text:p text:style-name="P4">the print() function displays variables or expression values</text:p>
      <text:p text:style-name="P4">'#' characters denote comments - these are human readable and the computer ignores these</text:p>
      <text:p text:style-name="P3"><text:span text:style-name="T2">algorithm - </text:span>A sequence of instructions <text:span text:style-name="T2">that accomplishes something</text:span></text:p>
      <text:p text:style-name="P24"><text:span text:style-name="T2"><text:tab/></text:span><text:span text:style-name="T1">there are all sorts of algorithms</text:span><text:span text:style-name="T2">: </text:span><text:span text:style-name="T1">sorting, finding the fastest route, </text:span><text:span text:style-name="T2">compressing a file, etc</text:span></text:p>
      <text:p text:style-name="P3"><text:tab/>more complicated instructions require repeating some lines or skipping some lines (if statements, for loops, etc)</text:p>
      <text:p text:style-name="P3"/>
      <text:p text:style-name="P6">Very Literal</text:p>
      <text:p text:style-name="P2">Programming - giving instructions to someone that is very literal. "Toss me a roll"</text:p>
      <text:p text:style-name="P4"><text:tab/>computers are also easily confused and require very specific syntax</text:p>
      <text:p text:style-name="P4"><text:tab/>print("hi') would cause an error,<text:span text:style-name="T2"> as would print "hi"</text:span></text:p>
      <text:p text:style-name="P4"><text:tab/>print("hi ") is different from print("hi")<text:span text:style-name="T2"> (even if we can't see the difference)</text:span></text:p>
      <text:p text:style-name="P69"><text:tab/>read your error messages. they can be very helpful (sometimes)</text:p>
      <text:p text:style-name="P2"/>
      <text:p text:style-name="P6">The = operator</text:p>
      <text:p text:style-name="P2">Coming from math, the = sign means something very different</text:p>
      <text:p text:style-name="P2"><text:tab/>it means assignment, and a = b does <text:s/>not mean the same thing as b = a</text:p>
      <text:p text:style-name="P4">a = 3</text:p>
      <text:p text:style-name="P4">b = 5</text:p>
      <text:p text:style-name="P4">print(a)</text:p>
      <text:p text:style-name="P4">print(b)</text:p>
      <text:p text:style-name="P4">a = b</text:p>
      <text:p text:style-name="P4">print(a)</text:p>
      <text:p text:style-name="P4">print(b)</text:p>
      <text:p text:style-name="P2"/>
      <text:p text:style-name="P1"/>
      <text:p text:style-name="P1">wage = 12 + 1</text:p>
      <text:p text:style-name="P1">print("wage")</text:p>
      <text:p text:style-name="P1">print(wage)</text:p>
      <text:p text:style-name="P1">wage = wage + 1</text:p>
      <text:p text:style-name="P1">print(wage)</text:p>
      <text:p text:style-name="P1"/>
      <text:p text:style-name="P4"><text:span text:style-name="T3">printing multiple expressions </text:span>- use a comma</text:p>
      <text:p text:style-name="P4">print("wage: ", wage)</text:p>
      <text:p text:style-name="P4"/>
      <text:p text:style-name="P4"><text:span text:style-name="T3">newline character </text:span>- \n</text:p>
      <text:p text:style-name="P4"><text:tab/>print always adds a newline character unless otherwise specified (by adding end=' ' as an argument)</text:p>
      <text:p text:style-name="P5"/>
      <text:p text:style-name="P5"><text:soft-page-break/></text:p>
      <text:p text:style-name="P6">converting types</text:p>
      <text:p text:style-name="P31">my_string = "123"</text:p>
      <text:p text:style-name="P31">my_int = 123</text:p>
      <text:p text:style-name="P25">depending on the types, the program does different things</text:p>
      <text:p text:style-name="P25">"123" and '123' are strings, taking the characters 1 then 2 then 3 in that order</text:p>
      <text:p text:style-name="P25">123 is an int, referring to the number that falls between 122 and 124</text:p>
      <text:p text:style-name="P25"/>
      <text:p text:style-name="P25">let's see how the + operator works</text:p>
      <text:p text:style-name="P25">"1" + "2"</text:p>
      <text:p text:style-name="P25">1 + 2</text:p>
      <text:p text:style-name="P25">1 + "2"</text:p>
      <text:p text:style-name="P25"/>
      <text:p text:style-name="P26">how about *</text:p>
      <text:p text:style-name="P26">23 * 4</text:p>
      <text:p text:style-name="P26">"23" * 4</text:p>
      <text:p text:style-name="P32"/>
      <text:p text:style-name="P6">input from user: <text:span text:style-name="T7">input() find the error in the following:</text:span></text:p>
      <text:p text:style-name="P31">print("enter wage:", end=" ")</text:p>
      <text:p text:style-name="P31">wage = input()</text:p>
      <text:p text:style-name="P31"/>
      <text:p text:style-name="P31">new_wage = wage + 10</text:p>
      <text:p text:style-name="P31">print("New wage:", new_wage)</text:p>
      <text:p text:style-name="P27"/>
      <text:p text:style-name="P27">--------------------------------<text:span text:style-name="T34">end of class 1---------------------------------</text:span></text:p>
      <text:p text:style-name="P27"/>
      <text:p text:style-name="P68"><text:span text:style-name="T4">debugging</text:span><text:span text:style-name="T5">:</text:span></text:p>
      <text:p text:style-name="P26">executing code frequently and ensuring everything is working as expected is highly recommended</text:p>
      <text:p text:style-name="P26">since syntax errors are so common for new programmers, </text:p>
      <text:p text:style-name="P26">try writing as few a 3-5 lines, executing and fixing any errors</text:p>
      <text:p text:style-name="P26">print statements are great for knowing what the computer is doing, since we can't directly see variables</text:p>
      <text:p text:style-name="P26"/>
      <text:p text:style-name="P26">I build a box to install hang a ceiling fan at my sister's house, I didn't expect to be able to build it all and just install it. I kept fitting and fixing each piece as I went</text:p>
      <text:p text:style-name="P26"/>
      <text:p text:style-name="P7">Error types</text:p>
      <text:p text:style-name="P26">SyntaxError - the program contains invalid code that cannot be understood</text:p>
      <text:p text:style-name="P26">IndentationError - the lines aren't properly indented<text:tab/><text:tab/><text:tab/><text:tab/></text:p>
      <text:p text:style-name="P26">ValueError - An invalid value is used <text:s text:c="45"/><text:tab/> <text:s/><text:tab/><text:span text:style-name="T33">int(“a”)</text:span></text:p>
      <text:p text:style-name="P26">NameError - the pr<text:span text:style-name="T32">ogr</text:span>am tries to use a variable that does not exist <text:s/><text:tab/><text:span text:style-name="T33">print(ab)</text:span></text:p>
      <text:p text:style-name="P26"/>
      <text:p text:style-name="P26">logic errors - these aren't generally caught by the program and produce unexpected behavior</text:p>
      <text:p text:style-name="P26"/>
      <text:p text:style-name="P30">high level</text:p>
      <text:p text:style-name="P30">c, c++, python, java</text:p>
      <text:p text:style-name="P29">assembly language - <text:span text:style-name="T31">machine language instructions are replaced with simple pn</text:span><text:span text:style-name="T32">eu</text:span><text:span text:style-name="T31">monic abbreviations (like add, mov, jmp)</text:span></text:p>
      <text:p text:style-name="P29">machine language, depends on the particular architecture</text:p>
      <text:p text:style-name="P28"><text:soft-page-break/><text:tab/>Classic RISC pipeline - instruction fetch, instruction decode, execute, memory access, writeback</text:p>
      <text:p text:style-name="P30"/>
      <text:p text:style-name="P70"><text:span text:style-name="T7">but </text:span><text:span text:style-name="T8">h</text:span><text:span text:style-name="T7">ow does the computer work</text:span></text:p>
      <text:p text:style-name="P34">look up sr latch</text:p>
      <text:p text:style-name="P70"><text:span text:style-name="T8">c</text:span><text:span text:style-name="T7">pu – bunch of transistors, performs an instruction on the data that is supplied, the clock dictates how long this takes </text:span><text:span text:style-name="T9">(eg 2.6 GHz)</text:span></text:p>
      <text:p text:style-name="P34">everything is stored in 1s and 0s, both the instructions and the data itself</text:p>
      <text:p text:style-name="P34"/>
      <text:p text:style-name="P71"><text:span text:style-name="T8">m</text:span><text:span text:style-name="T7">ore and more transistors inside a computer – Moore’s Law</text:span></text:p>
      <text:p text:style-name="P34"/>
      <text:p text:style-name="P34">layers of data</text:p>
      <text:p text:style-name="P34">persistent – mass storage – hard drives, ssd, thumb drive</text:p>
      <text:p text:style-name="P34">memory</text:p>
      <text:p text:style-name="P34">cache on cpu (usually multiple levels)</text:p>
      <text:p text:style-name="P76"><text:span text:style-name="T8">-------------------------- </text:span><text:span text:style-name="T13">end of lecture 2 ------------------------------</text:span></text:p>
      <text:p text:style-name="P35">Chapter 2</text:p>
      <text:p text:style-name="P35">variables and assignments – done</text:p>
      <text:p text:style-name="P35">identifiers - done</text:p>
      <text:p text:style-name="P10">objects</text:p>
      <text:p text:style-name="P35"><text:tab/>stored in memory, automatically created when needed and destroyed when no longer needed</text:p>
      <text:p text:style-name="P78"><text:span text:style-name="T9"><text:tab/></text:span><text:span text:style-name="T16">name binding – an object can have multiple names associated with it</text:span></text:p>
      <text:p text:style-name="P35"><text:tab/>garbage collection – removing unnecessary objects from memory</text:p>
      <text:p text:style-name="P35"><text:tab/><text:tab/>when a portion of a program is done running and closes, most or all of the memory that was used for it is no longer necessary. <text:span text:style-name="T37">When an object no longer has any name bound to it</text:span></text:p>
      <text:p text:style-name="P35"><text:tab/></text:p>
      <text:p text:style-name="P71"><text:span text:style-name="T7"><text:tab/></text:span><text:span text:style-name="T10">three defining properties</text:span></text:p>
      <text:p text:style-name="P36"><text:tab/><text:tab/>value, such as 20, or “Abcd” or “3a”</text:p>
      <text:p text:style-name="P36"><text:tab/><text:tab/>Type, such as string or integer</text:p>
      <text:p text:style-name="P36"><text:tab/><text:tab/>Identity, the unique identifier</text:p>
      <text:p text:style-name="P36"><text:tab/><text:span text:style-name="T35">objects can be more complicated, having several integers and strings all in the same object</text:span></text:p>
      <text:p text:style-name="P36"/>
      <text:p text:style-name="P71"><text:span text:style-name="T7"><text:tab/></text:span><text:span text:style-name="T10">use type() to print the object’s type</text:span></text:p>
      <text:p text:style-name="P36"><text:tab/>us id() to print the identifiers</text:p>
      <text:p text:style-name="P37">year = input()</text:p>
      <text:p text:style-name="P37">str(year)</text:p>
      <text:p text:style-name="P37">type(year)</text:p>
      <text:p text:style-name="P37">id(year)</text:p>
      <text:p text:style-name="P37">year = int(year)</text:p>
      <text:p text:style-name="P37">str(year)</text:p>
      <text:p text:style-name="P37">type(year)</text:p>
      <text:p text:style-name="P37">id(year)</text:p>
      <text:p text:style-name="P37"><text:tab/><text:span text:style-name="T37">mutable objects – objects whose values can be changed (these can be dangerous)</text:span></text:p>
      <text:p text:style-name="P37"><text:tab/><text:span text:style-name="T37">immutable objects – integers and strings are immutable. When altered, new ones are created and the old one is thrown out</text:span></text:p>
      <text:p text:style-name="P36"/>
      <text:p text:style-name="P35"/>
      <text:p text:style-name="P71"><text:span text:style-name="T3">numeric types: floating-point</text:span><text:span text:style-name="T7">, </text:span><text:span text:style-name="T10">a data type that can work with decimal points</text:span></text:p>
      <text:p text:style-name="P37"><text:tab/>scientific notation, mantissa and exponent</text:p>
      <text:p text:style-name="P38"><text:soft-page-break/><text:tab/>useful for expressing very large or very small numbers </text:p>
      <text:p text:style-name="P38"><text:tab/>(eg 6.022*10^23/mol)</text:p>
      <text:p text:style-name="P73"><text:span text:style-name="T7"><text:tab/></text:span><text:span text:style-name="T11">usually expressed with an E or e</text:span></text:p>
      <text:p text:style-name="P39"><text:tab/>6.022e23</text:p>
      <text:p text:style-name="P72"><text:span text:style-name="T7"><text:tab/></text:span><text:span text:style-name="T11">converting scientific→decimal</text:span></text:p>
      <text:p text:style-name="P40"><text:tab/>5.14e5<text:tab/><text:tab/><text:tab/>3.12e-6<text:tab/>-3.11e1</text:p>
      <text:p text:style-name="P40"><text:tab/>convert decimal → scientific</text:p>
      <text:p text:style-name="P40"><text:tab/>12345678<text:tab/><text:tab/>.00000023</text:p>
      <text:p text:style-name="P39">overflow error</text:p>
      <text:p text:style-name="P39"><text:tab/>suppose we have 8 bits for an unsigned int</text:p>
      <text:p text:style-name="P39"><text:tab/>00000000 = 0</text:p>
      <text:p text:style-name="P39"><text:tab/>00000001 = 1</text:p>
      <text:p text:style-name="P39"><text:tab/>00000010 = 2</text:p>
      <text:p text:style-name="P39"><text:tab/>00000011 = 3</text:p>
      <text:p text:style-name="P39"><text:tab/>11111111 = 127</text:p>
      <text:p text:style-name="P39"><text:tab/>if we add 1, we get 00000000 = 0. This is an overflow error</text:p>
      <text:p text:style-name="P39"/>
      <text:p text:style-name="P79"><text:span text:style-name="T11">--------------------</text:span><text:span text:style-name="T18">end of lecture 3 ------------------------</text:span></text:p>
      <text:p text:style-name="P39"/>
      <text:p text:style-name="P39">when should we use float vs when should we use int?</text:p>
      <text:p text:style-name="P39"/>
      <text:p text:style-name="P39">Python hides a lot of the types of variables, but they’re still there, and they can cause some unexpected behavior sometimes if you don’t know about them</text:p>
      <text:p text:style-name="P39"/>
      <text:p text:style-name="P39">print(‘{:.2f}’.format(math.pi))</text:p>
      <text:p text:style-name="P74"><text:span text:style-name="T11">a</text:span><text:span text:style-name="T7">dditionally </text:span><text:span text:style-name="T11">print(‘{:2</text:span><text:span text:style-name="T7">0</text:span><text:span text:style-name="T11">f}’.format(math.pi)) </text:span><text:span text:style-name="T7">formats the number to have a width of 20 (by adding whitespace)</text:span></text:p>
      <text:p text:style-name="P33">verify by print(‘a’*20)</text:p>
      <text:p text:style-name="P33"/>
      <text:p text:style-name="P11">arithmetic expressions</text:p>
      <text:p text:style-name="P33">an expression is a combination of stuff that returns a value</text:p>
      <text:p text:style-name="P33">a literal is a specific value, like 2. it also returns a value</text:p>
      <text:p text:style-name="P33">an operator is a symbol that performs a built-in calculation, +, -, *, /, **</text:p>
      <text:p text:style-name="P33">x does not denote multiplication, it may be a variable or undefined, depending on the state</text:p>
      <text:p text:style-name="P33"/>
      <text:p text:style-name="P33">note: / behaves differently in python 2 or most other programming languages than python 3</text:p>
      <text:p text:style-name="P33">additional operators</text:p>
      <text:p text:style-name="P33">(), work as expected, must be matched</text:p>
      <text:p text:style-name="P33">unary -, negation</text:p>
      <text:p text:style-name="P33"><text:span text:style-name="T37">precedence rules - </text:span>order of operations - PEMDAS</text:p>
      <text:p text:style-name="P33"><text:tab/>2 + 3 * 2</text:p>
      <text:p text:style-name="P33"><text:tab/>16 / 4 / 2</text:p>
      <text:p text:style-name="P33"><text:tab/>it’s generally a good idea to supply parentheses if there might be confusion</text:p>
      <text:p text:style-name="P33"/>
      <text:p text:style-name="P75"><text:span text:style-name="T12">t</text:span><text:span text:style-name="T7">ypically, a single space is used around operators for readability</text:span></text:p>
      <text:p text:style-name="P41"/>
      <text:p text:style-name="P41">compound operators: -=, *=, +=, %=</text:p>
      <text:p text:style-name="P41"/>
      <text:p text:style-name="P42">age += 1 ---- increments age by 1</text:p>
      <text:p text:style-name="P42"><text:soft-page-break/></text:p>
      <text:p text:style-name="P42">division and modulo</text:p>
      <text:p text:style-name="P42">the division operator “/” returns a floating-point number</text:p>
      <text:p text:style-name="P42">20 / 10 is 2.0</text:p>
      <text:p text:style-name="P42">50 / 10 is 5.1</text:p>
      <text:p text:style-name="P42">5 / 10 is 0.5</text:p>
      <text:p text:style-name="P43">division by zero is undefined – returns an error</text:p>
      <text:p text:style-name="P42"/>
      <text:p text:style-name="P77"><text:span text:style-name="T14">floored division “//” is the floor of division, </text:span><text:span text:style-name="T15">if both parts are int then returns it, otherwise float</text:span></text:p>
      <text:p text:style-name="P42">20 // 10 is 2</text:p>
      <text:p text:style-name="P42">50 // 10 is 5</text:p>
      <text:p text:style-name="P42">5 // 10 is 0</text:p>
      <text:p text:style-name="P42">5.<text:span text:style-name="T36">0</text:span> // 2 is 2.<text:span text:style-name="T36">0</text:span></text:p>
      <text:p text:style-name="P42"/>
      <text:p text:style-name="P43">modulo % returns the remainder</text:p>
      <text:p text:style-name="P43">24 % 10 is 4</text:p>
      <text:p text:style-name="P43">50 % 50 is 0</text:p>
      <text:p text:style-name="P43">1 % 2 is 1</text:p>
      <text:p text:style-name="P43"/>
      <text:p text:style-name="P43">I want to pay $283 but all I have is $20 bills along with some smaller bills. How many $20 bill will this be, and how much needs to be covered in the smaller bills?</text:p>
      <text:p text:style-name="P43">283 // 20 number of bills</text:p>
      <text:p text:style-name="P43">283 % 20 the amount left over</text:p>
      <text:p text:style-name="P43"/>
      <text:p text:style-name="P43">what is the range of modulo?</text:p>
      <text:p text:style-name="P44"/>
      <text:p text:style-name="P44"/>
      <text:p text:style-name="P44">Possible Lab Assignment:</text:p>
      <text:p text:style-name="P44">determine the correct change in the smallest number of pieces without using any loops</text:p>
      <text:p text:style-name="P44">$20s, $10s, $5s, $1s</text:p>
      <text:p text:style-name="P44"/>
      <text:p text:style-name="P12">Modules</text:p>
      <text:p text:style-name="P45">script – programmers typically write python program code in a file called a script</text:p>
      <text:p text:style-name="P45">module – a module is a file containing python code that can be used by other modules or scripts</text:p>
      <text:p text:style-name="P45">import – a module is made available for use via the import statement</text:p>
      <text:p text:style-name="P45">dot notation – once a module is imported, any object defined in that module can be accessed using dot notation</text:p>
      <text:p text:style-name="P13"><text:span text:style-name="T7"><text:tab/></text:span><text:span text:style-name="T17">import math</text:span></text:p>
      <text:p text:style-name="P46"><text:tab/>dir(math) – list all the methods in the module</text:p>
      <text:p text:style-name="P46"><text:tab/>print(math.acos.__dir__) – prints the docstring associated with math’s acos method</text:p>
      <text:p text:style-name="P46"/>
      <text:p text:style-name="P14">Math Module</text:p>
      <text:p text:style-name="P47"><text:tab/>function is a set of instructions that are all executed with a single call</text:p>
      <text:p text:style-name="P47"><text:tab/><text:span text:style-name="T38">the book has you play around with some math functions</text:span></text:p>
      <text:p text:style-name="P47"/>
      <text:p text:style-name="P15">Representing text</text:p>
      <text:p text:style-name="P48"><text:tab/>Unicode: <text:tab/>A – 65, B – 66, <text:span text:style-name="T39">C – 67, …, Z – 90</text:span></text:p>
      <text:p text:style-name="P48"><text:tab/><text:tab/><text:tab/>a = 97</text:p>
      <text:p text:style-name="P51"><text:tab/>ord() returns an encoded integer value… ord(‘a’) = 97</text:p>
      <text:p text:style-name="P51"><text:soft-page-break/><text:tab/>chr() returns a string of the character for that value chr(32)</text:p>
      <text:p text:style-name="P51"/>
      <text:p text:style-name="P16"><text:span text:style-name="T7"><text:tab/></text:span><text:span text:style-name="T19">escape sequences: </text:span></text:p>
      <text:p text:style-name="P49"><text:tab/><text:tab/>\\ backslash</text:p>
      <text:p text:style-name="P49"><text:tab/><text:tab/>\’ single quote</text:p>
      <text:p text:style-name="P49"><text:tab/><text:tab/>\n newline</text:p>
      <text:p text:style-name="P49"><text:tab/><text:tab/>\” double quote</text:p>
      <text:p text:style-name="P49"><text:tab/><text:tab/>\t tab</text:p>
      <text:p text:style-name="P49"/>
      <text:p text:style-name="P49"><text:tab/><text:span text:style-name="T41">be careful about using more advanced word processing utilities</text:span></text:p>
      <text:p text:style-name="P49"><text:tab/><text:tab/>“ <text:span text:style-name="T41">vs” vs “</text:span></text:p>
      <text:p text:style-name="P50"/>
      <text:p text:style-name="P50">-------------------<text:span text:style-name="T40">end of lecture 4 -----------------------------------------</text:span></text:p>
      <text:p text:style-name="P50"><text:tab/>raw strings</text:p>
      <text:p text:style-name="P49"><text:tab/><text:tab/>r’these are interpreted without looking for escape characters’</text:p>
      <text:p text:style-name="P49"><text:tab/><text:tab/>my_string = 'This is a \n \'normal\' string\n'</text:p>
      <text:p text:style-name="P49"><text:tab/><text:tab/>my_raw_string = r'This is a \n \'raw\' string'</text:p>
      <text:p text:style-name="P49"/>
      <text:p text:style-name="P17">3.1 String basics</text:p>
      <text:p text:style-name="P52"><text:tab/>we can reference individual characters in a string by using brackets</text:p>
      <text:p text:style-name="P52"><text:tab/>string indices are base zero</text:p>
      <text:p text:style-name="P52"><text:tab/>myString = “asdf”</text:p>
      <text:p text:style-name="P52"><text:tab/>print(myString[0])</text:p>
      <text:p text:style-name="P52"/>
      <text:p text:style-name="P52"><text:tab/>we can count from the other side of the string by using negative indices</text:p>
      <text:p text:style-name="P52"><text:tab/>print(myString[-1])</text:p>
      <text:p text:style-name="P52"/>
      <text:p text:style-name="P52"><text:tab/>len(myString) to get the length of the string</text:p>
      <text:p text:style-name="P52"/>
      <text:p text:style-name="P52"><text:tab/>strings are immutable, so we can’t assign individual characters</text:p>
      <text:p text:style-name="P52"><text:tab/>myString[1] = “S”</text:p>
      <text:p text:style-name="P52"/>
      <text:p text:style-name="P17"><text:span text:style-name="T7"><text:tab/></text:span><text:span text:style-name="T20">concatenations were already discussed in lab 2</text:span></text:p>
      <text:p text:style-name="P53"/>
      <text:p text:style-name="P19">3.2 List basics</text:p>
      <text:p text:style-name="P54"><text:tab/>a list holds references to objects</text:p>
      <text:p text:style-name="P54"><text:tab/>it is mutable</text:p>
      <text:p text:style-name="P54"><text:tab/>order matters. Item 0, then 1, then 2, etc</text:p>
      <text:p text:style-name="P54"/>
      <text:p text:style-name="P54"><text:tab/>my_list = [10, ‘ab’]</text:p>
      <text:p text:style-name="P54"><text:tab/>print(id(my_list))</text:p>
      <text:p text:style-name="P54"><text:tab/>print(my_list[0])</text:p>
      <text:p text:style-name="P54"/>
      <text:p text:style-name="P54"><text:tab/>my_list[0] = 12</text:p>
      <text:p text:style-name="P54"><text:tab/>print(id(my_list))</text:p>
      <text:p text:style-name="P54"><text:tab/>print(my_list[0])</text:p>
      <text:p text:style-name="P54"/>
      <text:p text:style-name="P54"><text:tab/>printing lists, it tries to convert to string automatically</text:p>
      <text:p text:style-name="P54"><text:tab/>print(my_list)</text:p>
      <text:p text:style-name="P54"><text:soft-page-break/><text:tab/>print(my_list + “is the best list”) doesn’t work though</text:p>
      <text:p text:style-name="P19"><text:span text:style-name="T7"><text:tab/>print(str(my_list) + “is the best list”</text:span><text:span text:style-name="T22">)</text:span></text:p>
      <text:p text:style-name="P52"/>
      <text:p text:style-name="P17"><text:span text:style-name="T7"><text:tab/></text:span><text:span text:style-name="T20">you can grow the size of the list with append</text:span></text:p>
      <text:p text:style-name="P17"><text:span text:style-name="T20"><text:tab/>you can remove items with pop </text:span><text:span text:style-name="T21">(removes by index) </text:span><text:span text:style-name="T20">or remove </text:span><text:span text:style-name="T21">(removes by value)</text:span></text:p>
      <text:p text:style-name="P18"><text:span text:style-name="T21"><text:tab/></text:span><text:span text:style-name="T22">empty_list = []</text:span></text:p>
      <text:p text:style-name="P55"/>
      <text:p text:style-name="P57"><text:tab/>useful methods:</text:p>
      <text:p text:style-name="P57"><text:tab/>len()</text:p>
      <text:p text:style-name="P57"><text:tab/>+ concatenation</text:p>
      <text:p text:style-name="P57"><text:tab/>min(list) find the smallest value</text:p>
      <text:p text:style-name="P57"><text:tab/>max(list) find the largest value</text:p>
      <text:p text:style-name="P57"><text:tab/>sum(list) find the sum</text:p>
      <text:p text:style-name="P57"><text:tab/>list.index(value) find the index of the given value (first occurrence)</text:p>
      <text:p text:style-name="P57"><text:tab/>list.count(value) count the number of occurences</text:p>
      <text:p text:style-name="P57"/>
      <text:p text:style-name="P56"/>
      <text:p text:style-name="P55">Tuples</text:p>
      <text:p text:style-name="P55"><text:tab/>similar to a list, but immutable</text:p>
      <text:p text:style-name="P55"><text:tab/>my_tuple = (1, 2, 3)</text:p>
      <text:p text:style-name="P55"/>
      <text:p text:style-name="P58">Named tuple</text:p>
      <text:p text:style-name="P58"><text:tab/>from collections import namedtuple</text:p>
      <text:p text:style-name="P58"><text:tab/>Car = namedtuple('Car', ['make','model','price','horsepower','seats']) <text:s/># Create the named tuple</text:p>
      <text:p text:style-name="P58"/>
      <text:p text:style-name="P58"><text:tab/>chevy_blazer = Car('Chevrolet', 'Blazer', 32000, 275, 8) <text:s/># Use the named tuple to describe a car</text:p>
      <text:p text:style-name="P58"><text:tab/>chevy_impala = Car('Chevrolet', 'Impala', 37495, 305, 5) <text:s/># Use the named tuple to describe a <text:tab/><text:tab/><text:tab/>different car</text:p>
      <text:p text:style-name="P58"/>
      <text:p text:style-name="P58"><text:tab/>print(chevy_blazer)</text:p>
      <text:p text:style-name="P58"><text:tab/>print(chevy_impala)</text:p>
      <text:p text:style-name="P58"/>
      <text:p text:style-name="P58">this creates a new simple data type (like int, float, string)</text:p>
      <text:p text:style-name="P58"><text:tab/>we could then add their prices by taking: chevy_blazer.price + chevy_impala.price</text:p>
      <text:p text:style-name="P58"/>
      <text:p text:style-name="P58">---------------------- <text:span text:style-name="T43">end of lecture 5 -------------------------------------------</text:span></text:p>
      <text:p text:style-name="P58"/>
      <text:p text:style-name="P90">3.3 Sets<text:span text:style-name="T7"> –</text:span><text:span text:style-name="T30"> </text:span><text:span text:style-name="T7">an unordered collection of unique elements</text:span></text:p>
      <text:p text:style-name="P90"><text:span text:style-name="T30"><text:tab/>also holds references to objects</text:span></text:p>
      <text:p text:style-name="P89"><text:tab/><text:span text:style-name="T43">elements are either in it or out of it (no duplicates)</text:span></text:p>
      <text:p text:style-name="P89"><text:tab/>elements do not have position or index</text:p>
      <text:p text:style-name="P20"><text:span text:style-name="T7"><text:tab/></text:span><text:span text:style-name="T24">my_set = {12, 13, 14}</text:span></text:p>
      <text:p text:style-name="P80"><text:span text:style-name="T23"><text:tab/>my_set = set(</text:span><text:span text:style-name="T24">[1, 2, 3]</text:span><text:span text:style-name="T23">) </text:span><text:span text:style-name="T24">the constructor accepts a sequence-type iterable object (list, tuple, string, etc)</text:span></text:p>
      <text:p text:style-name="P59"><text:tab/>my_set = set(‘asdf’)</text:p>
      <text:p text:style-name="P59"><text:tab/>print(my_set)</text:p>
      <text:p text:style-name="P60"/>
      <text:p text:style-name="P60"><text:tab/>passing a list into a set will cause duplicates to be removed (and order to be lost)</text:p>
      <text:p text:style-name="P60"/>
      <text:p text:style-name="P60"><text:soft-page-break/><text:tab/>len(set1)</text:p>
      <text:p text:style-name="P60"><text:tab/>set1.update(set2)<text:tab/>adds elements of set2 to set1</text:p>
      <text:p text:style-name="P60"><text:tab/>set.add(value)<text:tab/><text:tab/>add value to the set</text:p>
      <text:p text:style-name="P60"><text:tab/>set.remove(value)<text:tab/>remove value from the set (or error)</text:p>
      <text:p text:style-name="P60"><text:tab/>set.pop()<text:tab/><text:tab/>remove a random element and return it</text:p>
      <text:p text:style-name="P60"><text:tab/>set.clear()<text:tab/><text:tab/>clear all elements from the set</text:p>
      <text:p text:style-name="P60"/>
      <text:p text:style-name="P60"/>
      <text:p text:style-name="P60"><text:tab/>set.intersection(set1, set2, set3, ...)<text:tab/>returns a new set containing only the intersection</text:p>
      <text:p text:style-name="P60"><text:tab/>set.union(…) returns the union</text:p>
      <text:p text:style-name="P81"><text:span text:style-name="T7"><text:tab/>set.difference(set1, set2, set3, …)<text:tab/>returns </text:span><text:span text:style-name="T25">elements of set – set1 – set2 – set3 etc</text:span></text:p>
      <text:p text:style-name="P61"><text:tab/>set1.symmetric_difference(set2)<text:tab/>returns a set containing elements that occur exactly once</text:p>
      <text:p text:style-name="P61"/>
      <text:p text:style-name="P21">3.4 Dictionaries</text:p>
      <text:p text:style-name="P62"><text:tab/>key:value pairs</text:p>
      <text:p text:style-name="P62"><text:tab/>mutable</text:p>
      <text:p text:style-name="P21"><text:span text:style-name="T7"><text:tab/></text:span><text:span text:style-name="T26">my_text = {}<text:tab/>#create an empty dictionary</text:span></text:p>
      <text:p text:style-name="P62"><text:tab/>suppose you’re counting the number of times a word appears in a text</text:p>
      <text:p text:style-name="P62"><text:tab/>my_text = {‘a’: 200, ‘the’:150, ‘excessive’:41}</text:p>
      <text:p text:style-name="P62"><text:tab/>the keys act in place of indices</text:p>
      <text:p text:style-name="P62"/>
      <text:p text:style-name="P62"><text:tab/>print(my_text[‘the’])</text:p>
      <text:p text:style-name="P62"><text:tab/>my_text[‘a’] = 199</text:p>
      <text:p text:style-name="P62"><text:tab/>print(my_text)</text:p>
      <text:p text:style-name="P62"/>
      <text:p text:style-name="P21"><text:span text:style-name="T7"><text:tab/></text:span><text:span text:style-name="T26">my_text[‘other’] = 12 <text:tab/>creates a new key value pair</text:span></text:p>
      <text:p text:style-name="P63"><text:tab/>del(my_text[‘excessive’])<text:tab/><text:tab/>gets rid of an entry</text:p>
      <text:p text:style-name="P63"/>
      <text:p text:style-name="P22">3.5 Common data types summary</text:p>
      <text:p text:style-name="P64"><text:tab/>string, list, tuple, set, dict</text:p>
      <text:p text:style-name="P22">3.6 Additional practice: Grade calculation</text:p>
      <text:p text:style-name="P23">3.7 Type conversions</text:p>
      <text:p text:style-name="P22"><text:span text:style-name="T7"><text:tab/></text:span><text:span text:style-name="T27">implicit conversions – done automatically, 1 + 2.1, 2 * 0.5</text:span></text:p>
      <text:p text:style-name="P65"><text:tab/></text:p>
      <text:p text:style-name="P65"><text:tab/>explicit conversions – written in code</text:p>
      <text:p text:style-name="P65"><text:tab/>int(2)<text:tab/><text:tab/>does nothing</text:p>
      <text:p text:style-name="P65"><text:tab/>float(2)<text:tab/>2.0</text:p>
      <text:p text:style-name="P65"><text:tab/>float(5.6)<text:tab/>does nothing</text:p>
      <text:p text:style-name="P65"><text:tab/>int(5.6)<text:tab/>will truncate the part after the decimal</text:p>
      <text:p text:style-name="P65"><text:tab/>str(2.1)<text:tab/><text:tab/>convert to string</text:p>
      <text:p text:style-name="P65"/>
      <text:p text:style-name="P23">3.8 Binary numbers</text:p>
      <text:p text:style-name="P23">3.9 String formatting</text:p>
      <text:p text:style-name="P67"><text:tab/><text:span text:style-name="T42">placeholder surrounded by curly braces is called a replacement field</text:span></text:p>
      <text:p text:style-name="P84"><text:tab/>values inside format() are inserted into the replacement field</text:p>
      <text:p text:style-name="P66"><text:tab/></text:p>
      <text:p text:style-name="P66"><text:tab/>number = 6</text:p>
      <text:p text:style-name="P82"><text:span text:style-name="T27"><text:tab/></text:span><text:span text:style-name="T28">cost</text:span><text:span text:style-name="T27"> = 32</text:span></text:p>
      <text:p text:style-name="P82"><text:span text:style-name="T27"><text:tab/>print('</text:span><text:span text:style-name="T28">{} </text:span><text:span text:style-name="T27">burritos cost $</text:span><text:span text:style-name="T28">{}</text:span><text:span text:style-name="T27">'.format(</text:span><text:span text:style-name="T28">number</text:span><text:span text:style-name="T27">, </text:span><text:span text:style-name="T28">cost</text:span><text:span text:style-name="T27">))</text:span></text:p>
      <text:p text:style-name="P66"><text:soft-page-break/></text:p>
      <text:p text:style-name="P84"><text:tab/>inferred positional replacement</text:p>
      <text:p text:style-name="P84"><text:tab/>'The {} in the {} is {}.'.format('cat', 'hat', 'fat')</text:p>
      <text:p text:style-name="P83"><text:span text:style-name="T27"><text:tab/></text:span><text:span text:style-name="T28">positional replacement</text:span></text:p>
      <text:p text:style-name="P85"><text:tab/>'The {1} in the {0} is {2}.'.format('hat', 'cat', 'fat')</text:p>
      <text:p text:style-name="P85"/>
      <text:p text:style-name="P85"><text:tab/>named replacement</text:p>
      <text:p text:style-name="P85"><text:tab/>'The {animal} in the {headwear} is {shape}.'.format(animal='cat', headwear='hat', shape='fat')</text:p>
      <text:p text:style-name="P85"/>
      <text:p text:style-name="P85"><text:tab/>you cannot combine positional with inferred positional replacement, but named replacement can be combined with either of the other two</text:p>
      <text:p text:style-name="P84"><text:tab/>'{first} + {} is {sum}'.format(2, first = 3, sum = 5)</text:p>
      <text:p text:style-name="P84"><text:tab/>double braces can be used to place an actual curly brace in a string</text:p>
      <text:p text:style-name="P84"><text:tab/>'{0} {{Bezos}}'.format('Amazon') <text:s/>produces “Amazon {Bezos}”</text:p>
      <text:p text:style-name="P84"/>
      <text:p text:style-name="P83"><text:span text:style-name="T28"><text:tab/></text:span><text:span text:style-name="T29">common formatting specification</text:span></text:p>
      <text:p text:style-name="P87"><text:tab/>s – string (default)</text:p>
      <text:p text:style-name="P87"><text:tab/>d – decimal<text:tab/><text:tab/><text:tab/>‘{:d}’.format(4)</text:p>
      <text:p text:style-name="P87"><text:tab/>b – binary</text:p>
      <text:p text:style-name="P87"><text:tab/>x, X – Hexadecimal in lowercase or uppercase</text:p>
      <text:p text:style-name="P87"><text:tab/>e – exponential notation</text:p>
      <text:p text:style-name="P87"><text:tab/>f – fixed-point notation (6 places of precision)</text:p>
      <text:p text:style-name="P87"><text:tab/>.2f – fixed-point notation (programmer-defined)</text:p>
      <text:p text:style-name="P87"><text:tab/>10.4f – fixed-point notation (4 places of precision, 10 spaces total)</text:p>
      <text:p text:style-name="P87"/>
      <text:p text:style-name="P8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0:40:53.074924820</meta:creation-date>
    <meta:generator>LibreOffice/6.4.6.2$Linux_X86_64 LibreOffice_project/40$Build-2</meta:generator>
    <dc:date>2021-01-29T11:41:21.998927814</dc:date>
    <meta:editing-duration>PT10H30M39S</meta:editing-duration>
    <meta:editing-cycles>10</meta:editing-cycles>
    <meta:document-statistic meta:table-count="0" meta:image-count="0" meta:object-count="0" meta:page-count="9" meta:paragraph-count="320" meta:word-count="2167" meta:character-count="13378" meta:non-whitespace-character-count="11231"/>
  </office:meta>
</office:document-meta>
</file>